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Текстшаблона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P4" style:parent-style-name="Обычный" style:family="paragraph">
      <style:paragraph-properties fo:text-align="center"/>
      <style:text-properties fo:font-size="14pt" style:font-size-asian="14pt"/>
    </style:style>
    <style:style style:name="P5" style:parent-style-name="Обычный" style:family="paragraph">
      <style:paragraph-properties fo:text-align="center"/>
    </style:style>
    <style:style style:name="T6" style:parent-style-name="Основнойшрифтабзаца" style:family="text">
      <style:text-properties fo:font-size="14pt" style:font-size-asian="14pt" fo:language="en" fo:country="US"/>
    </style:style>
    <style:style style:name="P7" style:parent-style-name="Обычный" style:family="paragraph">
      <style:paragraph-properties fo:text-align="center"/>
      <style:text-properties fo:font-size="14pt" style:font-size-asian="14pt"/>
    </style:style>
  </office:automatic-styles>
  <office:body>
    <office:text text:use-soft-page-breaks="true">
      <text:p text:style-name="P1">Кафедра ЭВМ <text:s text:c="65"/><text:tab/>Ректору БГУИР,</text:p>
      <text:p text:style-name="Текстшаблона"><text:s text:c="90"/><text:tab/>профессору Батуре М.П.</text:p>
      <text:p text:style-name="Текстшаблона"/>
      <text:p text:style-name="Текстшаблона">ДОКЛАДНАЯ ЗАПИСКА</text:p>
      <text:p text:style-name="Текстшаблона"><text:span text:style-name="T2">date</text:span></text:p>
      <text:p text:style-name="Текстшаблона">г.Минск</text:p>
      <text:p text:style-name="Текстшаблона">О премировании по итогам работы за<text:s/><text:span text:style-name="T3">month</text:span><text:s/>месяц прошу назначить премию<text:s/></text:p>
      <text:p text:style-name="Текстшаблона">профессорско-преподавательскому составу в следующем размере</text:p>
      <text:p text:style-name="P4"/>
      <text:p text:style-name="P5"><text:span text:style-name="T6">table</text:span></text:p>
      <text:p text:style-name="P7"/>
      <text:p text:style-name="Текстшаблона">Зав.кафедрой ЭВМ <text:s text:c="45"/><text:s text:c="21"/><text:tab/>Д.И. Самаль</text:p>
      <text:p text:style-name="Текстшаблона"/>
      <text:p text:style-name="Текстшаблона">Профорг <text:s text:c="84"/><text:tab/>Е.Е. Клинцевич</text:p>
      <text:p text:style-name="Текстшаблона"/>
      <text:p text:style-name="Текстшаблона">СОГЛАСОВАНО</text:p>
      <text:p text:style-name="Текстшаблона">Декан ФКСиС <text:s text:c="74"/><text:tab/>В.А. Прытков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/>
      <style:text-properties style:font-name="Times New Roman" fo:font-size="12pt" style:font-size-asian="12pt"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text-align="center" fo:margin-bottom="0in"/>
      <style:text-properties style:font-name="Times New Roman" fo:font-size="12pt" style:font-size-asian="12pt" fo:hyphenate="false"/>
    </style:style>
    <style:style style:name="Заголовоктаблицы" style:display-name="Заголовок таблицы" style:family="paragraph" style:parent-style-name="Обычный" style:next-style-name="Обычный">
      <style:paragraph-properties fo:text-align="center"/>
      <style:text-properties fo:hyphenate="false"/>
    </style:style>
    <style:style style:name="Текстшаблона" style:display-name="Текст шаблона" style:family="paragraph" style:parent-style-name="Обычный">
      <style:paragraph-properties fo:text-align="justify"/>
      <style:text-properties fo:font-size="14pt" style:font-size-asian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Nekrevich</meta:initial-creator>
    <dc:creator>Sergey Nekrevich</dc:creator>
    <meta:creation-date>2017-05-24T11:20:00Z</meta:creation-date>
    <dc:date>2017-06-10T11:20:00Z</dc:date>
    <meta:template xlink:href="Normal.dotm" xlink:type="simple"/>
    <meta:editing-cycles>20</meta:editing-cycles>
    <meta:editing-duration>PT1680S</meta:editing-duration>
    <meta:document-statistic meta:page-count="1" meta:paragraph-count="1" meta:word-count="104" meta:character-count="696" meta:row-count="4" meta:non-whitespace-character-count="593"/>
  </office:meta>
</office:document-meta>
</file>